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8c2f9"/>
    </style:style>
    <style:style style:name="P2"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5" style:family="paragraph" style:parent-style-name="Text_20_body">
      <style:text-properties style:font-name="Liberation Serif" fo:font-size="12pt" officeooo:rsid="00181ae9" officeooo:paragraph-rsid="00181ae9" style:font-size-asian="12pt" style:font-size-complex="12pt"/>
    </style:style>
    <style:style style:name="P6" style:family="paragraph" style:parent-style-name="Text_20_body">
      <style:text-properties officeooo:rsid="001afe69" officeooo:paragraph-rsid="001afe69"/>
    </style:style>
    <style:style style:name="P7" style:family="paragraph" style:parent-style-name="Text_20_body">
      <style:text-properties officeooo:rsid="001de2a6" officeooo:paragraph-rsid="001de2a6"/>
    </style:style>
    <style:style style:name="P8" style:family="paragraph" style:parent-style-name="Text_20_body">
      <style:text-properties officeooo:rsid="00200c8a" officeooo:paragraph-rsid="0024cfba"/>
    </style:style>
    <style:style style:name="P9" style:family="paragraph" style:parent-style-name="Text_20_body">
      <style:text-properties officeooo:rsid="002061b7" officeooo:paragraph-rsid="002061b7"/>
    </style:style>
    <style:style style:name="P10" style:family="paragraph" style:parent-style-name="Text_20_body">
      <style:text-properties officeooo:rsid="00215fc4" officeooo:paragraph-rsid="00215fc4"/>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2"/>
      <text:p text:style-name="P4">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1"><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5">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6">Nous ne sommes en aucun cas qualifiés pour traiter d’un sujet aussi délicat. Si vous trouvez des erreurs dans nos propos ou dans notre approche du sujet, n’hésitez pas à nous contacter pour nous corriger.</text:p>
      <text:h text:style-name="Heading_20_2" text:outline-level="2">Les états les plus touchés</text:h>
      <text:p text:style-name="P7">Dans un premier temps, il est intéressant de se pencher sur la source géographique de ces crimes de haine. Nous avons regroupé les dix états les plus touchés par ce phénomène au cours d<text:span text:style-name="T11">es dernières années</text:span>.</text:p>
      <text:h text:style-name="Heading_20_2" text:outline-level="2">Les crimes de haine et l’immigration</text:h>
      <text:p text:style-name="P8">Le meilleur moyen d’accepter les différences culturelles ou religieuse est sans doute de côtoyer les personnes concernées. La peur et l’incompréhension viennent souvent de pair avec l’inconnu. <text:span text:style-name="T9">Nous avons regroupé le recensement de crimes de haine des 15 dernières années avec les statistiques gouvernementales de l’immigration au </text:span><text:span text:style-name="T4">É</text:span><text:span text:style-name="T9">tats-Unis. </text:span></text:p>
      <text:p text:style-name="P9">Le pire scénario serait d’observer que les crimes de haine touchant les minorités augmentent <text:span text:style-name="T12">en même temps que le nombre</text:span> de ressortissant étrangers. Mais qu’en est-il dans les fait ? </text:p>
      <text:h text:style-name="Heading_20_2" text:outline-level="2"><text:soft-page-break/>La haine raciale, mais pas que…</text:h>
      <text:p text:style-name="P10">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10">Il est intéressant de noter que malheureusement de nombreux types de crimes n’ont pas été recensés <text:span text:style-name="T14">comme tels</text:span> jusqu’à très récemment.<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07T20:24:33.920501000</dc:date>
    <meta:editing-duration>PT43M38S</meta:editing-duration>
    <meta:editing-cycles>17</meta:editing-cycles>
    <meta:generator>LibreOffice/5.3.6.1$MacOSX_X86_64 LibreOffice_project/686f202eff87ef707079aeb7f485847613344eb7</meta:generator>
    <meta:document-statistic meta:table-count="0" meta:image-count="0" meta:object-count="0" meta:page-count="2" meta:paragraph-count="15" meta:word-count="464" meta:character-count="2961" meta:non-whitespace-character-count="2506"/>
  </office:meta>
</office:document-meta>
</file>